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rimson Pro Light" svg:font-family="'Crimson Pro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9in"/>
    </style:style>
    <style:style style:name="co2" style:family="table-column">
      <style:table-column-properties fo:break-before="auto" style:column-width="0.622in"/>
    </style:style>
    <style:style style:name="co3" style:family="table-column">
      <style:table-column-properties fo:break-before="auto" style:column-width="5.9791in"/>
    </style:style>
    <style:style style:name="co4" style:family="table-column">
      <style:table-column-properties fo:break-before="auto" style:column-width="4.7091in"/>
    </style:style>
    <style:style style:name="co5" style:family="table-column">
      <style:table-column-properties fo:break-before="auto" style:column-width="1.3602in"/>
    </style:style>
    <style:style style:name="ro1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rimson Pro Light" fo:font-size="18pt" style:font-size-asian="18pt" style:font-size-complex="18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slno</text:p>
          </table:table-cell>
          <table:table-cell office:value-type="string" calcext:value-type="string">
            <text:p>part?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len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Preface</text:p>
          </table:table-cell>
          <table:table-cell table:formula="of:= [.A2] &amp; &quot;-&quot; &amp; IF(EXACT([.B2];&quot;y&quot;); &quot;PART-&quot;; &quot;&quot;) &amp; ORG.LIBREOFFICE.REGEX(   LEFT(       ORG.LIBREOFFICE.REGEX(         ORG.LIBREOFFICE.REGEX(           LOWER([.C2]);           &quot;[.\u0027‘’“”&quot;&quot;&quot;&quot;]&quot;;           &quot;&quot;;           &quot;g&quot;         );         &quot;\s+&quot;;         &quot;-&quot;;         &quot;g&quot;       );     30   );   &quot;-$&quot;;   &quot;&quot; ) &amp; &quot;.md&quot;" office:value-type="string" office:string-value="01-preface.md" calcext:value-type="string">
            <text:p>01-preface.m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Dedication</text:p>
          </table:table-cell>
          <table:table-cell table:formula="of:= [.A3] &amp; &quot;-&quot; &amp; IF(EXACT([.B3];&quot;y&quot;); &quot;PART-&quot;; &quot;&quot;) &amp; ORG.LIBREOFFICE.REGEX(   LEFT(       ORG.LIBREOFFICE.REGEX(         ORG.LIBREOFFICE.REGEX(           LOWER([.C3]);           &quot;[.\u0027‘’“”&quot;&quot;&quot;&quot;]&quot;;           &quot;&quot;;           &quot;g&quot;         );         &quot;\s+&quot;;         &quot;-&quot;;         &quot;g&quot;       );     30   );   &quot;-$&quot;;   &quot;&quot; ) &amp; &quot;.md&quot;" office:value-type="string" office:string-value="02-dedication.md" calcext:value-type="string">
            <text:p>02-dedication.m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Something else</text:p>
          </table:table-cell>
          <table:table-cell table:formula="of:= [.A4] &amp; &quot;-&quot; &amp; IF(EXACT([.B4];&quot;y&quot;); &quot;PART-&quot;; &quot;&quot;) &amp; ORG.LIBREOFFICE.REGEX(   LEFT(       ORG.LIBREOFFICE.REGEX(         ORG.LIBREOFFICE.REGEX(           LOWER([.C4]);           &quot;[.\u0027‘’“”&quot;&quot;&quot;&quot;]&quot;;           &quot;&quot;;           &quot;g&quot;         );         &quot;\s+&quot;;         &quot;-&quot;;         &quot;g&quot;       );     30   );   &quot;-$&quot;;   &quot;&quot; ) &amp; &quot;.md&quot;" office:value-type="string" office:string-value="03-something-else.md" calcext:value-type="string">
            <text:p>03-something-else.m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est Part</text:p>
          </table:table-cell>
          <table:table-cell table:formula="of:= [.A5] &amp; &quot;-&quot; &amp; IF(EXACT([.B5];&quot;y&quot;); &quot;PART-&quot;; &quot;&quot;) &amp; ORG.LIBREOFFICE.REGEX(   LEFT(       ORG.LIBREOFFICE.REGEX(         ORG.LIBREOFFICE.REGEX(           LOWER([.C5]);           &quot;[.\u0027‘’“”&quot;&quot;&quot;&quot;]&quot;;           &quot;&quot;;           &quot;g&quot;         );         &quot;\s+&quot;;         &quot;-&quot;;         &quot;g&quot;       );     30   );   &quot;-$&quot;;   &quot;&quot; ) &amp; &quot;.md&quot;" office:value-type="string" office:string-value="04-PART-test-part.md" calcext:value-type="string">
            <text:p>04-PART-test-part.m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Chapter 1</text:p>
          </table:table-cell>
          <table:table-cell table:formula="of:= [.A6] &amp; &quot;-&quot; &amp; IF(EXACT([.B6];&quot;y&quot;); &quot;PART-&quot;; &quot;&quot;) &amp; ORG.LIBREOFFICE.REGEX(   LEFT(       ORG.LIBREOFFICE.REGEX(         ORG.LIBREOFFICE.REGEX(           LOWER([.C6]);           &quot;[.\u0027‘’“”&quot;&quot;&quot;&quot;]&quot;;           &quot;&quot;;           &quot;g&quot;         );         &quot;\s+&quot;;         &quot;-&quot;;         &quot;g&quot;       );     30   );   &quot;-$&quot;;   &quot;&quot; ) &amp; &quot;.md&quot;" office:value-type="string" office:string-value="05-chapter-1.md" calcext:value-type="string">
            <text:p>05-chapter-1.md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rimson Pro Light" svg:font-family="'Crimson Pro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N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08:58:13.5156956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0.4$Linux_X86_64 LibreOffice_project/ce769e3009755dcf0082844e386f5dca4c8ecb2f</meta:generator>
    <meta:creation-date>2021-09-20T08:58:15.160121320</meta:creation-date>
    <meta:editing-duration>PT3M33S</meta:editing-duration>
    <meta:editing-cycles>2</meta:editing-cycles>
    <meta:initial-creator>Ashok Koyi</meta:initial-creator>
    <dc:date>2021-09-20T09:01:47.215316209</dc:date>
    <dc:creator>Ashok Koyi</dc:creator>
    <meta:document-statistic meta:table-count="1" meta:cell-count="20" meta:object-count="0"/>
    <meta:template xlink:type="simple" xlink:actuate="onRequest" xlink:title="default" xlink:href="../../../../snap/libreoffice/229/.config/libreoffice/4/user/template/default.ots" meta:date="2021-09-20T08:58:13.844445678"/>
  </office:meta>
</office:document-meta>
</file>